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5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75">
            <text:p>975</text:p>
          </table:table-cell>
          <table:table-cell table:formula="of:=ABS([.I2]-[.H2])/[.H2]" office:value-type="float" office:value="0.00306748466257669">
            <text:p>0.0030674847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 table:formula="of:=[.$F42]" office:value-type="float" office:value="1">
            <text:p>1</text:p>
          </table:table-cell>
          <table:table-cell table:formula="of:=[.$J42]" office:value-type="float" office:value="0.0149853421944069">
            <text:p>0.0149853422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277952265068649">
            <text:p>0.0277952265</text:p>
          </table:table-cell>
          <table:table-cell table:formula="of:=[.$F126]" office:value-type="float" office:value="0.926829268292683">
            <text:p>0.9268292683</text:p>
          </table:table-cell>
          <table:table-cell table:formula="of:=[.$J126]" office:value-type="float" office:value="0.106176304790147">
            <text:p>0.1061763048</text:p>
          </table:table-cell>
          <table:table-cell table:formula="of:=[.$F158]" office:value-type="float" office:value="0.121951219512195">
            <text:p>0.1219512195</text:p>
          </table:table-cell>
          <table:table-cell table:formula="of:=[.$J158]" office:value-type="float" office:value="0.513932144692748">
            <text:p>0.5139321447</text:p>
          </table:table-cell>
          <table:table-cell table:formula="of:=[.$F164]" office:value-type="float" office:value="0">
            <text:p>0</text:p>
          </table:table-cell>
          <table:table-cell table:formula="of:=[.$J164]" office:value-type="float" office:value="0.895948271768163">
            <text:p>0.8959482718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75151992018141">
            <text:p>0.675151992</text:p>
          </table:table-cell>
          <table:table-cell table:formula="of:=[.$F176]" office:value-type="float" office:value="0">
            <text:p>0</text:p>
          </table:table-cell>
          <table:table-cell table:formula="of:=[.$J176]" office:value-type="float" office:value="0.875022346844632">
            <text:p>0.8750223468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55">
            <text:p>855</text:p>
          </table:table-cell>
          <table:table-cell table:formula="of:=ABS([.I4]-[.H4])/[.H4]" office:value-type="float" office:value="0.0489432703003337">
            <text:p>0.048943270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  <table:table-cell office:value-type="float" office:value="849">
            <text:p>849</text:p>
          </table:table-cell>
          <table:table-cell table:formula="of:=ABS([.I5]-[.H5])/[.H5]" office:value-type="float" office:value="0.0230149597238205">
            <text:p>0.023014959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2">
            <text:p>1042</text:p>
          </table:table-cell>
          <table:table-cell table:formula="of:=ABS([.I6]-[.H6])/[.H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41">
            <text:p>1141</text:p>
          </table:table-cell>
          <table:table-cell table:formula="of:=ABS([.I8]-[.H8])/[.H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formula="of:=ABS([.I9]-[.H9])/[.H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6">
            <text:p>846</text:p>
          </table:table-cell>
          <table:table-cell office:value-type="float" office:value="826">
            <text:p>826</text:p>
          </table:table-cell>
          <table:table-cell table:formula="of:=ABS([.I10]-[.H10])/[.H10]" office:value-type="float" office:value="0.0236406619385343">
            <text:p>0.023640661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48">
            <text:p>848</text:p>
          </table:table-cell>
          <table:table-cell table:formula="of:=ABS([.I11]-[.H11])/[.H11]" office:value-type="float" office:value="0.0396375990939977">
            <text:p>0.039637599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office:value-type="float" office:value="1164">
            <text:p>1164</text:p>
          </table:table-cell>
          <table:table-cell table:formula="of:=ABS([.I12]-[.H12])/[.H12]" office:value-type="float" office:value="0.0521172638436482">
            <text:p>0.052117263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87">
            <text:p>787</text:p>
          </table:table-cell>
          <table:table-cell table:formula="of:=ABS([.I14]-[.H14])/[.H1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  <table:table-cell office:value-type="float" office:value="968">
            <text:p>968</text:p>
          </table:table-cell>
          <table:table-cell table:formula="of:=ABS([.I16]-[.H16])/[.H16]" office:value-type="float" office:value="0.0745697896749522">
            <text:p>0.074569789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0">
            <text:p>590</text:p>
          </table:table-cell>
          <table:table-cell office:value-type="float" office:value="566">
            <text:p>566</text:p>
          </table:table-cell>
          <table:table-cell table:formula="of:=ABS([.I17]-[.H17])/[.H17]" office:value-type="float" office:value="0.0406779661016949">
            <text:p>0.040677966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47">
            <text:p>847</text:p>
          </table:table-cell>
          <table:table-cell table:formula="of:=ABS([.I20]-[.H20])/[.H20]" office:value-type="float" office:value="0.00703399765533412">
            <text:p>0.007033997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41">
            <text:p>841</text:p>
          </table:table-cell>
          <table:table-cell table:formula="of:=ABS([.I21]-[.H21])/[.H21]" office:value-type="float" office:value="0.016374269005848">
            <text:p>0.01637426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92">
            <text:p>892</text:p>
          </table:table-cell>
          <table:table-cell table:formula="of:=ABS([.I22]-[.H22])/[.H22]" office:value-type="float" office:value="0.0187018701870187">
            <text:p>0.018701870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ABS([.I24]-[.H24])/[.H24]" office:value-type="float" office:value="0.0242494226327945">
            <text:p>0.024249422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table:formula="of:=ABS([.I25]-[.H25])/[.H25]" office:value-type="float" office:value="0.0309859154929577">
            <text:p>0.030985915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6]-[.H26])/[.H2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7]-[.H27])/[.H2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99">
            <text:p>999</text:p>
          </table:table-cell>
          <table:table-cell table:formula="of:=ABS([.I28]-[.H28])/[.H28]" office:value-type="float" office:value="0.0225048923679061">
            <text:p>0.022504892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29]-[.H29])/[.H29]" office:value-type="float" office:value="0.0174216027874564">
            <text:p>0.017421602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  <table:table-cell table:formula="of:=ABS([.I30]-[.H30])/[.H30]" office:value-type="float" office:value="0.029126213592233">
            <text:p>0.02912621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912">
            <text:p>912</text:p>
          </table:table-cell>
          <table:table-cell table:formula="of:=ABS([.I31]-[.H31])/[.H31]" office:value-type="float" office:value="0.00869565217391304">
            <text:p>0.008695652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34]-[.H34])/[.H34]" office:value-type="float" office:value="0.0119305856832972">
            <text:p>0.011930585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8">
            <text:p>808</text:p>
          </table:table-cell>
          <table:table-cell table:formula="of:=ABS([.I35]-[.H35])/[.H35]" office:value-type="float" office:value="0.0158343483556638">
            <text:p>0.015834348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4">
            <text:p>994</text:p>
          </table:table-cell>
          <table:table-cell table:formula="of:=ABS([.I37]-[.H37])/[.H37]" office:value-type="float" office:value="0.0235756385068762">
            <text:p>0.02357563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38]-[.H38])/[.H38]" office:value-type="float" office:value="0.0298889837745517">
            <text:p>0.029888983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44">
            <text:p>944</text:p>
          </table:table-cell>
          <table:table-cell table:formula="of:=ABS([.I40]-[.H40])/[.H40]" office:value-type="float" office:value="0.0493454179254784">
            <text:p>0.049345417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149853421944069">
            <text:p>0.014985342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31">
            <text:p>631</text:p>
          </table:table-cell>
          <table:table-cell table:formula="of:=ABS([.I43]-[.H43])/[.H43]" office:value-type="float" office:value="0.00315955766192733">
            <text:p>0.003159557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table:formula="of:=ABS([.I44]-[.H44])/[.H4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1">
            <text:p>621</text:p>
          </table:table-cell>
          <table:table-cell office:value-type="float" office:value="599">
            <text:p>599</text:p>
          </table:table-cell>
          <table:table-cell table:formula="of:=ABS([.I45]-[.H45])/[.H45]" office:value-type="float" office:value="0.035426731078905">
            <text:p>0.035426731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  <table:table-cell office:value-type="float" office:value="762">
            <text:p>762</text:p>
          </table:table-cell>
          <table:table-cell table:formula="of:=ABS([.I46]-[.H46])/[.H46]" office:value-type="float" office:value="0.0819277108433735">
            <text:p>0.081927710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52">
            <text:p>752</text:p>
          </table:table-cell>
          <table:table-cell table:formula="of:=ABS([.I47]-[.H47])/[.H47]" office:value-type="float" office:value="0.0321750321750322">
            <text:p>0.032175032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30">
            <text:p>1030</text:p>
          </table:table-cell>
          <table:table-cell office:value-type="float" office:value="959">
            <text:p>959</text:p>
          </table:table-cell>
          <table:table-cell table:formula="of:=ABS([.I48]-[.H48])/[.H48]" office:value-type="float" office:value="0.0689320388349515">
            <text:p>0.068932038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16">
            <text:p>816</text:p>
          </table:table-cell>
          <table:table-cell table:formula="of:=ABS([.I49]-[.H49])/[.H49]" office:value-type="float" office:value="0.0555555555555556">
            <text:p>0.055555555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30">
            <text:p>1030</text:p>
          </table:table-cell>
          <table:table-cell table:formula="of:=ABS([.I50]-[.H50])/[.H50]" office:value-type="float" office:value="0.0227703984819734">
            <text:p>0.02277039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4">
            <text:p>774</text:p>
          </table:table-cell>
          <table:table-cell table:formula="of:=ABS([.I52]-[.H52])/[.H5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  <table:table-cell office:value-type="float" office:value="687">
            <text:p>687</text:p>
          </table:table-cell>
          <table:table-cell table:formula="of:=ABS([.I53]-[.H53])/[.H53]" office:value-type="float" office:value="0.0753701211305518">
            <text:p>0.075370121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  <table:table-cell office:value-type="float" office:value="882">
            <text:p>882</text:p>
          </table:table-cell>
          <table:table-cell table:formula="of:=ABS([.I57]-[.H57])/[.H57]" office:value-type="float" office:value="0.0210876803551609">
            <text:p>0.021087680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formula="of:=ABS([.I59]-[.H59])/[.H59]" office:value-type="float" office:value="0.00711743772241993">
            <text:p>0.007117437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60">
            <text:p>1060</text:p>
          </table:table-cell>
          <table:table-cell table:formula="of:=ABS([.I60]-[.H60])/[.H60]" office:value-type="float" office:value="0.000942507068803016">
            <text:p>0.000942507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63]-[.H63])/[.H63]" office:value-type="float" office:value="0.0489335006273526">
            <text:p>0.04893350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4]-[.H64])/[.H6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66">
            <text:p>866</text:p>
          </table:table-cell>
          <table:table-cell table:formula="of:=ABS([.I65]-[.H65])/[.H65]" office:value-type="float" office:value="0.0313199105145414">
            <text:p>0.03131991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66]-[.H66])/[.H6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6">
            <text:p>926</text:p>
          </table:table-cell>
          <table:table-cell table:formula="of:=ABS([.I67]-[.H67])/[.H67]" office:value-type="float" office:value="0.130516431924883">
            <text:p>0.130516431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45">
            <text:p>645</text:p>
          </table:table-cell>
          <table:table-cell table:formula="of:=ABS([.I68]-[.H68])/[.H68]" office:value-type="float" office:value="0.266211604095563">
            <text:p>0.266211604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9]-[.H69])/[.H6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0]-[.H70])/[.H7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1]-[.H71])/[.H7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73]-[.H73])/[.H73]" office:value-type="float" office:value="0.00630517023959647">
            <text:p>0.006305170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]-[.H74])/[.H7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77]-[.H77])/[.H7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34">
            <text:p>834</text:p>
          </table:table-cell>
          <table:table-cell table:formula="of:=ABS([.I78]-[.H78])/[.H78]" office:value-type="float" office:value="0.141091658084449">
            <text:p>0.141091658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 table:formula="of:=ABS([.I79]-[.H79])/[.H79]" office:value-type="float" office:value="0.0109409190371991">
            <text:p>0.01094091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1]-[.H81])/[.H8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3">
            <text:p>863</text:p>
          </table:table-cell>
          <table:table-cell table:formula="of:=ABS([.I82]-[.H82])/[.H82]" office:value-type="float" office:value="0.00346420323325635">
            <text:p>0.003464203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47">
            <text:p>847</text:p>
          </table:table-cell>
          <table:table-cell table:formula="of:=ABS([.I83]-[.H83])/[.H83]" office:value-type="float" office:value="0.0950854700854701">
            <text:p>0.095085470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277952265068649">
            <text:p>0.027795226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formula="of:=ABS([.I85]-[.H85])/[.H85]" office:value-type="float" office:value="0.213660245183888">
            <text:p>0.213660245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07">
            <text:p>507</text:p>
          </table:table-cell>
          <table:table-cell table:formula="of:=ABS([.I87]-[.H87])/[.H87]" office:value-type="float" office:value="0.10896309314587">
            <text:p>0.108963093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88]-[.H88])/[.H8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08">
            <text:p>708</text:p>
          </table:table-cell>
          <table:table-cell table:formula="of:=ABS([.I89]-[.H89])/[.H89]" office:value-type="float" office:value="0.0757180156657963">
            <text:p>0.075718015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1051">
            <text:p>1051</text:p>
          </table:table-cell>
          <table:table-cell table:formula="of:=ABS([.I91]-[.H91])/[.H91]" office:value-type="float" office:value="0.46993006993007">
            <text:p>0.469930069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1014">
            <text:p>1014</text:p>
          </table:table-cell>
          <table:table-cell table:formula="of:=ABS([.I92]-[.H92])/[.H92]" office:value-type="float" office:value="0.0379506641366224">
            <text:p>0.037950664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office:value-type="float" office:value="771">
            <text:p>771</text:p>
          </table:table-cell>
          <table:table-cell table:formula="of:=ABS([.I93]-[.H93])/[.H93]" office:value-type="float" office:value="0.0843230403800475">
            <text:p>0.084323040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8">
            <text:p>748</text:p>
          </table:table-cell>
          <table:table-cell office:value-type="float" office:value="834">
            <text:p>834</text:p>
          </table:table-cell>
          <table:table-cell table:formula="of:=ABS([.I94]-[.H94])/[.H94]" office:value-type="float" office:value="0.114973262032086">
            <text:p>0.11497326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71">
            <text:p>671</text:p>
          </table:table-cell>
          <table:table-cell office:value-type="float" office:value="662">
            <text:p>662</text:p>
          </table:table-cell>
          <table:table-cell table:formula="of:=ABS([.I95]-[.H95])/[.H95]" office:value-type="float" office:value="0.0134128166915052">
            <text:p>0.013412816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096">
            <text:p>1096</text:p>
          </table:table-cell>
          <table:table-cell table:formula="of:=ABS([.I96]-[.H96])/[.H96]" office:value-type="float" office:value="0.030946065428824">
            <text:p>0.030946065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718">
            <text:p>718</text:p>
          </table:table-cell>
          <table:table-cell table:formula="of:=ABS([.I97]-[.H97])/[.H97]" office:value-type="float" office:value="0.239406779661017">
            <text:p>0.239406779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29">
            <text:p>529</text:p>
          </table:table-cell>
          <table:table-cell table:formula="of:=ABS([.I98]-[.H98])/[.H9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85">
            <text:p>885</text:p>
          </table:table-cell>
          <table:table-cell table:formula="of:=ABS([.I99]-[.H99])/[.H99]" office:value-type="float" office:value="0.0177580466148724">
            <text:p>0.017758046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93">
            <text:p>493</text:p>
          </table:table-cell>
          <table:table-cell table:formula="of:=ABS([.I101]-[.H101])/[.H101]" office:value-type="float" office:value="0.088724584103512">
            <text:p>0.088724584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1">
            <text:p>931</text:p>
          </table:table-cell>
          <table:table-cell office:value-type="float" office:value="905">
            <text:p>905</text:p>
          </table:table-cell>
          <table:table-cell table:formula="of:=ABS([.I102]-[.H102])/[.H102]" office:value-type="float" office:value="0.0279269602577873">
            <text:p>0.027926960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  <table:table-cell office:value-type="float" office:value="680">
            <text:p>680</text:p>
          </table:table-cell>
          <table:table-cell table:formula="of:=ABS([.I103]-[.H103])/[.H103]" office:value-type="float" office:value="0.0299572039942939">
            <text:p>0.02995720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  <table:table-cell office:value-type="float" office:value="431">
            <text:p>431</text:p>
          </table:table-cell>
          <table:table-cell table:formula="of:=ABS([.I104]-[.H104])/[.H104]" office:value-type="float" office:value="0.333848531684699">
            <text:p>0.333848531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105]-[.H105])/[.H10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99">
            <text:p>799</text:p>
          </table:table-cell>
          <table:table-cell table:formula="of:=ABS([.I106]-[.H106])/[.H106]" office:value-type="float" office:value="0.0244200244200244">
            <text:p>0.024420024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69">
            <text:p>769</text:p>
          </table:table-cell>
          <table:table-cell table:formula="of:=ABS([.I107]-[.H107])/[.H107]" office:value-type="float" office:value="0.0363408521303258">
            <text:p>0.036340852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362">
            <text:p>362</text:p>
          </table:table-cell>
          <table:table-cell table:formula="of:=ABS([.I108]-[.H108])/[.H108]" office:value-type="float" office:value="0.473071324599709">
            <text:p>0.473071324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78">
            <text:p>978</text:p>
          </table:table-cell>
          <table:table-cell table:formula="of:=ABS([.I109]-[.H109])/[.H109]" office:value-type="float" office:value="0.0374015748031496">
            <text:p>0.03740157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48">
            <text:p>448</text:p>
          </table:table-cell>
          <table:table-cell table:formula="of:=ABS([.I110]-[.H110])/[.H110]" office:value-type="float" office:value="0.394594594594595">
            <text:p>0.394594594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111]-[.H111])/[.H111]" office:value-type="float" office:value="0.0406732117812062">
            <text:p>0.040673211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636">
            <text:p>636</text:p>
          </table:table-cell>
          <table:table-cell table:formula="of:=ABS([.I112]-[.H112])/[.H112]" office:value-type="float" office:value="0.291759465478842">
            <text:p>0.291759465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33">
            <text:p>533</text:p>
          </table:table-cell>
          <table:table-cell table:formula="of:=ABS([.I113]-[.H113])/[.H11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3">
            <text:p>683</text:p>
          </table:table-cell>
          <table:table-cell table:formula="of:=ABS([.I114]-[.H114])/[.H114]" office:value-type="float" office:value="0.0579310344827586">
            <text:p>0.057931034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71">
            <text:p>571</text:p>
          </table:table-cell>
          <table:table-cell table:formula="of:=ABS([.I115]-[.H115])/[.H115]" office:value-type="float" office:value="0.227334235453315">
            <text:p>0.227334235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116]-[.H116])/[.H116]" office:value-type="float" office:value="0.350295857988166">
            <text:p>0.35029585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75">
            <text:p>775</text:p>
          </table:table-cell>
          <table:table-cell table:formula="of:=ABS([.I117]-[.H117])/[.H117]" office:value-type="float" office:value="0.0651387213510253">
            <text:p>0.065138721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14">
            <text:p>614</text:p>
          </table:table-cell>
          <table:table-cell table:formula="of:=ABS([.I118]-[.H118])/[.H118]" office:value-type="float" office:value="0.111432706222865">
            <text:p>0.111432706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6">
            <text:p>786</text:p>
          </table:table-cell>
          <table:table-cell table:formula="of:=ABS([.I121]-[.H121])/[.H121]" office:value-type="float" office:value="0.140043763676149">
            <text:p>0.140043763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780">
            <text:p>780</text:p>
          </table:table-cell>
          <table:table-cell table:formula="of:=ABS([.I122]-[.H122])/[.H122]" office:value-type="float" office:value="0.215291750503018">
            <text:p>0.21529175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85:.D125]; &quot;T&quot;)" office:value-type="float" office:value="38">
            <text:p>38</text:p>
          </table:table-cell>
          <table:table-cell table:formula="of:=[.E126]/41" office:value-type="float" office:value="0.926829268292683">
            <text:p>0.9268292683</text:p>
          </table:table-cell>
          <table:table-cell table:number-columns-repeated="3"/>
          <table:table-cell table:formula="of:=AVERAGE([.J85:.J125])" office:value-type="float" office:value="0.106176304790147">
            <text:p>0.10617630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67">
            <text:p>767</text:p>
          </table:table-cell>
          <table:table-cell table:formula="of:=ABS([.I127]-[.H127])/[.H127]" office:value-type="float" office:value="0.503921568627451">
            <text:p>0.503921568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99">
            <text:p>699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office:value-type="float" office:value="220">
            <text:p>220</text:p>
          </table:table-cell>
          <table:table-cell table:formula="of:=ABS([.I129]-[.H129])/[.H129]" office:value-type="float" office:value="0.526881720430108">
            <text:p>0.526881720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173">
            <text:p>173</text:p>
          </table:table-cell>
          <table:table-cell table:formula="of:=ABS([.I130]-[.H130])/[.H130]" office:value-type="float" office:value="0.257510729613734">
            <text:p>0.257510729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69">
            <text:p>869</text:p>
          </table:table-cell>
          <table:table-cell table:formula="of:=ABS([.I131]-[.H131])/[.H131]" office:value-type="float" office:value="0.655238095238095">
            <text:p>0.655238095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1110">
            <text:p>1110</text:p>
          </table:table-cell>
          <table:table-cell table:formula="of:=ABS([.I132]-[.H132])/[.H132]" office:value-type="float" office:value="0.456692913385827">
            <text:p>0.456692913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1018">
            <text:p>1018</text:p>
          </table:table-cell>
          <table:table-cell table:formula="of:=ABS([.I133]-[.H133])/[.H133]" office:value-type="float" office:value="0.647249190938511">
            <text:p>0.647249190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1156">
            <text:p>1156</text:p>
          </table:table-cell>
          <table:table-cell table:formula="of:=ABS([.I134]-[.H134])/[.H134]" office:value-type="float" office:value="0.330264672036824">
            <text:p>0.33026467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43">
            <text:p>1043</text:p>
          </table:table-cell>
          <table:table-cell table:formula="of:=ABS([.I135]-[.H135])/[.H135]" office:value-type="float" office:value="0.471086036671368">
            <text:p>0.471086036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2">
            <text:p>842</text:p>
          </table:table-cell>
          <table:table-cell table:formula="of:=ABS([.I136]-[.H136])/[.H136]" office:value-type="float" office:value="0.750519750519751">
            <text:p>0.75051975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4">
            <text:p>894</text:p>
          </table:table-cell>
          <table:table-cell table:formula="of:=ABS([.I137]-[.H137])/[.H137]" office:value-type="float" office:value="0.780876494023904">
            <text:p>0.78087649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38]-[.H138])/[.H138]" office:value-type="float" office:value="0.723489932885906">
            <text:p>0.723489932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07">
            <text:p>1107</text:p>
          </table:table-cell>
          <table:table-cell table:formula="of:=ABS([.I139]-[.H139])/[.H139]" office:value-type="float" office:value="1.05">
            <text:p>1.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350">
            <text:p>350</text:p>
          </table:table-cell>
          <table:table-cell table:formula="of:=ABS([.I140]-[.H140])/[.H140]" office:value-type="float" office:value="0.164677804295943">
            <text:p>0.164677804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141]-[.H141])/[.H141]" office:value-type="float" office:value="0.394387001477105">
            <text:p>0.394387001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142]-[.H142])/[.H142]" office:value-type="float" office:value="0.274390243902439">
            <text:p>0.274390243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5">
            <text:p>585</text:p>
          </table:table-cell>
          <table:table-cell table:formula="of:=ABS([.I143]-[.H143])/[.H143]" office:value-type="float" office:value="0.863057324840764">
            <text:p>0.86305732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03">
            <text:p>1103</text:p>
          </table:table-cell>
          <table:table-cell table:formula="of:=ABS([.I144]-[.H144])/[.H144]" office:value-type="float" office:value="0.314660309892729">
            <text:p>0.314660309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14">
            <text:p>914</text:p>
          </table:table-cell>
          <table:table-cell table:formula="of:=ABS([.I145]-[.H145])/[.H145]" office:value-type="float" office:value="0.565068493150685">
            <text:p>0.565068493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04">
            <text:p>804</text:p>
          </table:table-cell>
          <table:table-cell table:formula="of:=ABS([.I147]-[.H147])/[.H147]" office:value-type="float" office:value="0.415492957746479">
            <text:p>0.415492957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52">
            <text:p>952</text:p>
          </table:table-cell>
          <table:table-cell table:formula="of:=ABS([.I148]-[.H148])/[.H148]" office:value-type="float" office:value="0.661431064572426">
            <text:p>0.661431064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61">
            <text:p>961</text:p>
          </table:table-cell>
          <table:table-cell table:formula="of:=ABS([.I149]-[.H149])/[.H149]" office:value-type="float" office:value="2.13029315960912">
            <text:p>2.130293159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06">
            <text:p>1006</text:p>
          </table:table-cell>
          <table:table-cell table:formula="of:=ABS([.I150]-[.H150])/[.H150]" office:value-type="float" office:value="1.42995169082126">
            <text:p>1.429951690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23">
            <text:p>1123</text:p>
          </table:table-cell>
          <table:table-cell table:formula="of:=ABS([.I151]-[.H151])/[.H151]" office:value-type="float" office:value="0.398505603985056">
            <text:p>0.39850560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152]-[.H152])/[.H152]" office:value-type="float" office:value="1.24249422632794">
            <text:p>1.242494226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65">
            <text:p>965</text:p>
          </table:table-cell>
          <table:table-cell table:formula="of:=ABS([.I153]-[.H153])/[.H153]" office:value-type="float" office:value="0.35343618513324">
            <text:p>0.353436185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2">
            <text:p>1092</text:p>
          </table:table-cell>
          <table:table-cell table:formula="of:=ABS([.I154]-[.H154])/[.H154]" office:value-type="float" office:value="0.736089030206677">
            <text:p>0.736089030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155]-[.H155])/[.H155]" office:value-type="float" office:value="1.02159827213823">
            <text:p>1.021598272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1001">
            <text:p>1001</text:p>
          </table:table-cell>
          <table:table-cell table:formula="of:=ABS([.I156]-[.H156])/[.H156]" office:value-type="float" office:value="0.609324758842444">
            <text:p>0.609324758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52">
            <text:p>952</text:p>
          </table:table-cell>
          <table:table-cell table:formula="of:=ABS([.I157]-[.H157])/[.H157]" office:value-type="float" office:value="1.70454545454545">
            <text:p>1.704545454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27:.D157]; &quot;T&quot;)" office:value-type="float" office:value="5">
            <text:p>5</text:p>
          </table:table-cell>
          <table:table-cell table:formula="of:=[.E158]/41" office:value-type="float" office:value="0.121951219512195">
            <text:p>0.1219512195</text:p>
          </table:table-cell>
          <table:table-cell table:number-columns-repeated="3"/>
          <table:table-cell table:formula="of:=AVERAGE([.J117:.J157])" office:value-type="float" office:value="0.513932144692748">
            <text:p>0.513932144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159]-[.H159])/[.H159]" office:value-type="float" office:value="0.888888888888889">
            <text:p>0.888888888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75">
            <text:p>1075</text:p>
          </table:table-cell>
          <table:table-cell table:formula="of:=ABS([.I160]-[.H160])/[.H160]" office:value-type="float" office:value="0.788685524126456">
            <text:p>0.788685524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01">
            <text:p>1101</text:p>
          </table:table-cell>
          <table:table-cell table:formula="of:=ABS([.I161]-[.H161])/[.H161]" office:value-type="float" office:value="1.00912408759124">
            <text:p>1.009124087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96">
            <text:p>996</text:p>
          </table:table-cell>
          <table:table-cell table:formula="of:=ABS([.I162]-[.H162])/[.H162]" office:value-type="float" office:value="1.32710280373832">
            <text:p>1.327102803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163]-[.H163])/[.H163]" office:value-type="float" office:value="0.465940054495913">
            <text:p>0.465940054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59:.D163]; &quot;T&quot;)" office:value-type="float" office:value="0">
            <text:p>0</text:p>
          </table:table-cell>
          <table:table-cell table:formula="of:=[.E164]/5" office:value-type="float" office:value="0">
            <text:p>0</text:p>
          </table:table-cell>
          <table:table-cell table:number-columns-repeated="3"/>
          <table:table-cell table:formula="of:=AVERAGE([.J159:.J163])" office:value-type="float" office:value="0.895948271768163">
            <text:p>0.895948271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165]-[.H165])/[.H165]" office:value-type="float" office:value="0.657986111111111">
            <text:p>0.657986111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166]-[.H166])/[.H166]" office:value-type="float" office:value="0.398671096345515">
            <text:p>0.398671096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67]-[.H167])/[.H167]" office:value-type="float" office:value="1.05694760820046">
            <text:p>1.056947608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68]-[.H168])/[.H168]" office:value-type="float" office:value="0.151898734177215">
            <text:p>0.151898734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169]-[.H169])/[.H169]" office:value-type="float" office:value="1.11025641025641">
            <text:p>1.110256410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3"/>
          <table:table-cell table:formula="of:=AVERAGE([.J165:.J169])" office:value-type="float" office:value="0.675151992018141">
            <text:p>0.67515199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77">
            <text:p>977</text:p>
          </table:table-cell>
          <table:table-cell table:formula="of:=ABS([.I171]-[.H171])/[.H171]" office:value-type="float" office:value="1.35990338164251">
            <text:p>1.359903381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60">
            <text:p>1260</text:p>
          </table:table-cell>
          <table:table-cell table:formula="of:=ABS([.I172]-[.H172])/[.H172]" office:value-type="float" office:value="0.815561959654179">
            <text:p>0.815561959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69">
            <text:p>969</text:p>
          </table:table-cell>
          <table:table-cell table:formula="of:=ABS([.I173]-[.H173])/[.H173]" office:value-type="float" office:value="0.68815331010453">
            <text:p>0.688153310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1007">
            <text:p>1007</text:p>
          </table:table-cell>
          <table:table-cell table:formula="of:=ABS([.I174]-[.H174])/[.H174]" office:value-type="float" office:value="0.532724505327245">
            <text:p>0.532724505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32">
            <text:p>932</text:p>
          </table:table-cell>
          <table:table-cell table:formula="of:=ABS([.I175]-[.H175])/[.H175]" office:value-type="float" office:value="0.978768577494692">
            <text:p>0.978768577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71:.D175]; &quot;T&quot;)" office:value-type="float" office:value="0">
            <text:p>0</text:p>
          </table:table-cell>
          <table:table-cell table:formula="of:=[.E176]/5" office:value-type="float" office:value="0">
            <text:p>0</text:p>
          </table:table-cell>
          <table:table-cell table:number-columns-repeated="3"/>
          <table:table-cell table:formula="of:=AVERAGE([.J171:.J175])" office:value-type="float" office:value="0.875022346844632">
            <text:p>0.875022346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30:03</dc:date>
    <meta:document-statistic meta:table-count="1" meta:cell-count="1740" meta:object-count="0"/>
    <meta:generator>LibreOffice/4.0.3.3$Linux_x86 LibreOffice_project/400m0$Build-3</meta:generator>
  </office:meta>
</office:document-meta>
</file>